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Standard" style:list-style-name="L1"/>
    <style:style style:name="P10" style:family="paragraph" style:parent-style-name="Standard">
      <style:text-properties fo:font-size="12p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text-properties fo:font-size="16pt" style:font-size-asian="16pt" style:font-size-complex="16pt"/>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ize="16pt" style:font-size-asian="16pt" style:font-size-complex="16pt"/>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3">
      <style:text-properties fo:font-size="12pt" style:font-size-asian="12pt" style:font-size-complex="12p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9/11/2019</text:p>
      <text:p text:style-name="P2"/>
      <text:p text:style-name="P2">Version 0.0.3</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1">Introduction<text:tab/>3</text:p>
          <text:p text:style-name="P11">What is the Meaning of All This?<text:tab/>3</text:p>
          <text:p text:style-name="P11">Ok.. But...Why?<text:tab/>3</text:p>
          <text:p text:style-name="P11">Aim for Excellence<text:tab/>4</text:p>
          <text:p text:style-name="P11">Listen to Expertise<text:tab/>4</text:p>
          <text:p text:style-name="P11">Be Silent<text:tab/>4</text:p>
          <text:p text:style-name="P11">These Things Take Time...<text:tab/>4</text:p>
          <text:p text:style-name="P11">Logical Fallacies<text:tab/>4</text:p>
          <text:p text:style-name="P11">The Dunning-Kruger Effect<text:tab/>4</text:p>
          <text:p text:style-name="P11">Must Have a Good Sense of Humour...<text:tab/>4</text:p>
          <text:p text:style-name="P11">Mastery of Belief<text:tab/>5</text:p>
          <text:p text:style-name="P11">Mastery of Emotions<text:tab/>5</text:p>
          <text:p text:style-name="P18">Anger<text:tab/>5</text:p>
          <text:p text:style-name="P15">Anger as an Emotional Response<text:tab/>5</text:p>
          <text:p text:style-name="P15">Anger as a Grudge<text:tab/>5</text:p>
          <text:p text:style-name="P18">Jealousy<text:tab/>5</text:p>
          <text:p text:style-name="P18">The Mind Killers – Fear and Guilt<text:tab/>5</text:p>
          <text:p text:style-name="P18">Sadness<text:tab/>5</text:p>
          <text:p text:style-name="P18">Love<text:tab/>5</text:p>
          <text:p text:style-name="P11">Caring for your Meat Suit – Keeping Clean<text:tab/>6</text:p>
          <text:p text:style-name="P11">Caring for your Meat Suit – Physical Fitness<text:tab/>6</text:p>
          <text:p text:style-name="P18">Start Slow<text:tab/>6</text:p>
          <text:p text:style-name="P11">Caring for your Meat Suit – Eating Well<text:tab/>6</text:p>
          <text:p text:style-name="P18">What about Eating Animals?<text:tab/>6</text:p>
          <text:p text:style-name="P11">Caring for your Meat Suit – Sexuality<text:tab/>7</text:p>
          <text:p text:style-name="P18">Abstinence<text:tab/>7</text:p>
          <text:p text:style-name="P18">The End of the Relationship<text:tab/>7</text:p>
          <text:p text:style-name="P18">Masturbation<text:tab/>7</text:p>
          <text:p text:style-name="P11">Caring for your Meat Suit – Family<text:tab/>7</text:p>
          <text:p text:style-name="P18">Children<text:tab/>7</text:p>
          <text:p text:style-name="P18">Responsible Adults<text:tab/>7</text:p>
          <text:p text:style-name="P11">Caring for your Meat Suit – Music<text:tab/>7</text:p>
          <text:p text:style-name="P11">Caring for your Meat Suit – Lying<text:tab/>8</text:p>
          <text:p text:style-name="P18">Is there any time Lying is a Positive Thing?<text:tab/>8</text:p>
          <text:p text:style-name="P18">Is there any time Lying is Always a Negative Thing?<text:tab/>8</text:p>
          <text:p text:style-name="P11">Caring for your Meat Suit – Drugs<text:tab/>8</text:p>
          <text:p text:style-name="P18">Drugs as Sacrament<text:tab/>8</text:p>
          <text:p text:style-name="P11">Caring for your Meat Suit – Final Thoughts<text:tab/>8</text:p>
          <text:p text:style-name="P18">For Those Who are Interested<text:tab/>8</text:p>
          <text:p text:style-name="P18">For Those Who are Not<text:tab/>8</text:p>
        </text:index-body>
      </text:table-of-content>
      <text:p text:style-name="P3"/>
      <text:h text:style-name="P13"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5705131402526228012" text:style-name="L1">
        <text:list-item>
          <text:p text:style-name="P9">The Kingdom of God is within you.</text:p>
        </text:list-item>
        <text:list-item>
          <text:p text:style-name="P9">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4"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2"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P14"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2"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7"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9"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9" text:outline-level="2">Love</text:h>
      <text:p text:style-name="P6">Learn to love our species. Learn to love each other. Learn to love the world. Learn to love the universe. Be excellent to each other.</text:p>
      <text:h text:style-name="P14"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3"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3"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4T17:23:11</dc:date>
    <dc:creator>Burton Alexander</dc:creator>
    <meta:editing-duration>P13DT10H31M41S</meta:editing-duration>
    <meta:editing-cycles>141</meta:editing-cycles>
    <meta:generator>OpenOffice/4.1.6$Unix OpenOffice.org_project/416m1$Build-9790</meta:generator>
    <meta:document-statistic meta:table-count="0" meta:image-count="0" meta:object-count="0" meta:page-count="8" meta:paragraph-count="150" meta:word-count="2114" meta:character-count="12123"/>
  </office:meta>
</office:document-meta>
</file>